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12">
            <text:p>LuA-5312</text:p>
          </table:table-cell>
          <table:table-cell office:value-type="float" office:value="60.0408">
            <text:p>60.0408</text:p>
          </table:table-cell>
          <table:table-cell office:value-type="float" office:value="-44.9033">
            <text:p>-44.9033</text:p>
          </table:table-cell>
          <table:table-cell office:value-type="float" office:value="1020.0">
            <text:p>1020.0</text:p>
          </table:table-cell>
          <table:table-cell office:value-type="float" office:value="80.0">
            <text:p>80.0</text:p>
          </table:table-cell>
          <table:table-cell office:value-type="string" office:value="Juniperus communis, Empetrum                                                        ">
            <text:p>Juniperus communis, Empetrum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Poz-7176">
            <text:p>Poz-7176</text:p>
          </table:table-cell>
          <table:table-cell office:value-type="float" office:value="60.03">
            <text:p>60.03</text:p>
          </table:table-cell>
          <table:table-cell office:value-type="float" office:value="-44.9303">
            <text:p>-44.9303</text:p>
          </table:table-cell>
          <table:table-cell office:value-type="float" office:value="2290.0">
            <text:p>2290.0</text:p>
          </table:table-cell>
          <table:table-cell office:value-type="float" office:value="30.0">
            <text:p>3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Poz-7178">
            <text:p>Poz-7178</text:p>
          </table:table-cell>
          <table:table-cell office:value-type="float" office:value="60.0316">
            <text:p>60.0316</text:p>
          </table:table-cell>
          <table:table-cell office:value-type="float" office:value="-44.9083">
            <text:p>-44.9083</text:p>
          </table:table-cell>
          <table:table-cell office:value-type="float" office:value="8250.0">
            <text:p>8250.0</text:p>
          </table:table-cell>
          <table:table-cell office:value-type="float" office:value="50.0">
            <text:p>5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6">
            <text:p>-7.4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15">
            <text:p>LuA-5315</text:p>
          </table:table-cell>
          <table:table-cell office:value-type="float" office:value="60.03">
            <text:p>60.03</text:p>
          </table:table-cell>
          <table:table-cell office:value-type="float" office:value="-44.9303">
            <text:p>-44.9303</text:p>
          </table:table-cell>
          <table:table-cell office:value-type="float" office:value="8085.0">
            <text:p>8085.0</text:p>
          </table:table-cell>
          <table:table-cell office:value-type="float" office:value="95.0">
            <text:p>95.0</text:p>
          </table:table-cell>
          <table:table-cell office:value-type="string" office:value="Silty gyttja                                                                        ">
            <text:p>Silty gyttja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846">
            <text:p>LuA-5846</text:p>
          </table:table-cell>
          <table:table-cell office:value-type="float" office:value="60.1896">
            <text:p>60.1896</text:p>
          </table:table-cell>
          <table:table-cell office:value-type="float" office:value="-45.076">
            <text:p>-45.076</text:p>
          </table:table-cell>
          <table:table-cell office:value-type="float" office:value="2450.0">
            <text:p>2450.0</text:p>
          </table:table-cell>
          <table:table-cell office:value-type="float" office:value="85.0">
            <text:p>85.0</text:p>
          </table:table-cell>
          <table:table-cell office:value-type="string" office:value="Bryopsida indet., Nitella, Empetrum, Isoetes, Daphnia, Batrachium and Chironomidae  ">
            <text:p>Bryopsida indet., Nitella, Empetrum, Isoetes, Daphnia, Batrachium and Chironomidae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Poz-7320">
            <text:p>Poz-7320</text:p>
          </table:table-cell>
          <table:table-cell office:value-type="float" office:value="60.1896">
            <text:p>60.1896</text:p>
          </table:table-cell>
          <table:table-cell office:value-type="float" office:value="-45.076">
            <text:p>-45.076</text:p>
          </table:table-cell>
          <table:table-cell office:value-type="float" office:value="8560.0">
            <text:p>8560.0</text:p>
          </table:table-cell>
          <table:table-cell office:value-type="float" office:value="50.0">
            <text:p>5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51">
            <text:p>LuA-5351</text:p>
          </table:table-cell>
          <table:table-cell office:value-type="float" office:value="60.0316">
            <text:p>60.0316</text:p>
          </table:table-cell>
          <table:table-cell office:value-type="float" office:value="-44.9083">
            <text:p>-44.9083</text:p>
          </table:table-cell>
          <table:table-cell office:value-type="float" office:value="4375.0">
            <text:p>4375.0</text:p>
          </table:table-cell>
          <table:table-cell office:value-type="float" office:value="95.0">
            <text:p>95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6">
            <text:p>-7.4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50">
            <text:p>LuA-5350</text:p>
          </table:table-cell>
          <table:table-cell office:value-type="float" office:value="60.0316">
            <text:p>60.0316</text:p>
          </table:table-cell>
          <table:table-cell office:value-type="float" office:value="-44.9083">
            <text:p>-44.9083</text:p>
          </table:table-cell>
          <table:table-cell office:value-type="float" office:value="8310.0">
            <text:p>8310.0</text:p>
          </table:table-cell>
          <table:table-cell office:value-type="float" office:value="95.0">
            <text:p>95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6">
            <text:p>-7.4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16">
            <text:p>LuA-5316</text:p>
          </table:table-cell>
          <table:table-cell office:value-type="float" office:value="60.03">
            <text:p>60.03</text:p>
          </table:table-cell>
          <table:table-cell office:value-type="float" office:value="-44.9303">
            <text:p>-44.9303</text:p>
          </table:table-cell>
          <table:table-cell office:value-type="float" office:value="7300.0">
            <text:p>7300.0</text:p>
          </table:table-cell>
          <table:table-cell office:value-type="float" office:value="95.0">
            <text:p>95.0</text:p>
          </table:table-cell>
          <table:table-cell office:value-type="string" office:value="Silty gyttja                                                                        ">
            <text:p>Silty gyttja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902">
            <text:p>Ua-15902</text:p>
          </table:table-cell>
          <table:table-cell office:value-type="float" office:value="60.08116666666667">
            <text:p>60.08116666666667</text:p>
          </table:table-cell>
          <table:table-cell office:value-type="float" office:value="-45.12916666666667">
            <text:p>-45.12916666666667</text:p>
          </table:table-cell>
          <table:table-cell office:value-type="float" office:value="10015.0">
            <text:p>10015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49">
            <text:p>24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48">
            <text:p>LuA-5348</text:p>
          </table:table-cell>
          <table:table-cell office:value-type="float" office:value="60.1321">
            <text:p>60.1321</text:p>
          </table:table-cell>
          <table:table-cell office:value-type="float" office:value="-45.0513">
            <text:p>-45.0513</text:p>
          </table:table-cell>
          <table:table-cell office:value-type="float" office:value="8410.0">
            <text:p>8410.0</text:p>
          </table:table-cell>
          <table:table-cell office:value-type="float" office:value="115.0">
            <text:p>115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419">
            <text:p>Ua-15419</text:p>
          </table:table-cell>
          <table:table-cell office:value-type="float" office:value="60.033">
            <text:p>60.033</text:p>
          </table:table-cell>
          <table:table-cell office:value-type="float" office:value="-44.9315">
            <text:p>-44.9315</text:p>
          </table:table-cell>
          <table:table-cell office:value-type="float" office:value="8905.0">
            <text:p>8905.0</text:p>
          </table:table-cell>
          <table:table-cell office:value-type="float" office:value="90.0">
            <text:p>90.0</text:p>
          </table:table-cell>
          <table:table-cell office:value-type="string" office:value="B. confervoides, H. vulgaris, E. nigrum, Bryum sp., W. exannulata">
            <text:p>B. confervoides, H. vulgaris, E. nigrum, Bryum sp., W. exannul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49">
            <text:p>2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418">
            <text:p>Ua-15418</text:p>
          </table:table-cell>
          <table:table-cell office:value-type="float" office:value="60.030833333333334">
            <text:p>60.030833333333334</text:p>
          </table:table-cell>
          <table:table-cell office:value-type="float" office:value="-44.913666666666664">
            <text:p>-44.913666666666664</text:p>
          </table:table-cell>
          <table:table-cell office:value-type="float" office:value="8930.0">
            <text:p>8930.0</text:p>
          </table:table-cell>
          <table:table-cell office:value-type="float" office:value="80.0">
            <text:p>80.0</text:p>
          </table:table-cell>
          <table:table-cell office:value-type="string" office:value="B. confervoides, E. nigrum">
            <text:p>B. confervoides, E. nigr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417">
            <text:p>Ua-15417</text:p>
          </table:table-cell>
          <table:table-cell office:value-type="float" office:value="60.04233333333333">
            <text:p>60.04233333333333</text:p>
          </table:table-cell>
          <table:table-cell office:value-type="float" office:value="-44.95333333333333">
            <text:p>-44.95333333333333</text:p>
          </table:table-cell>
          <table:table-cell office:value-type="float" office:value="9810.0">
            <text:p>9810.0</text:p>
          </table:table-cell>
          <table:table-cell office:value-type="float" office:value="175.0">
            <text:p>175.0</text:p>
          </table:table-cell>
          <table:table-cell office:value-type="string" office:value="W. exannulata">
            <text:p>W. exannul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49">
            <text:p>22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414">
            <text:p>Ua-15414</text:p>
          </table:table-cell>
          <table:table-cell office:value-type="float" office:value="60.036">
            <text:p>60.036</text:p>
          </table:table-cell>
          <table:table-cell office:value-type="float" office:value="-44.95933333333333">
            <text:p>-44.95933333333333</text:p>
          </table:table-cell>
          <table:table-cell office:value-type="float" office:value="10200.0">
            <text:p>10200.0</text:p>
          </table:table-cell>
          <table:table-cell office:value-type="float" office:value="110.0">
            <text:p>110.0</text:p>
          </table:table-cell>
          <table:table-cell office:value-type="string" office:value="D. pulex">
            <text:p>D. pule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49">
            <text:p>28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225">
            <text:p>LuA-5225</text:p>
          </table:table-cell>
          <table:table-cell office:value-type="float" office:value="60.1278">
            <text:p>60.1278</text:p>
          </table:table-cell>
          <table:table-cell office:value-type="float" office:value="-45.0621">
            <text:p>-45.0621</text:p>
          </table:table-cell>
          <table:table-cell office:value-type="float" office:value="8845.0">
            <text:p>8845.0</text:p>
          </table:table-cell>
          <table:table-cell office:value-type="float" office:value="115.0">
            <text:p>115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5412">
            <text:p>Ua-15412</text:p>
          </table:table-cell>
          <table:table-cell office:value-type="float" office:value="60.03666666666667">
            <text:p>60.03666666666667</text:p>
          </table:table-cell>
          <table:table-cell office:value-type="float" office:value="-44.92283333333334">
            <text:p>-44.92283333333334</text:p>
          </table:table-cell>
          <table:table-cell office:value-type="float" office:value="9240.0">
            <text:p>9240.0</text:p>
          </table:table-cell>
          <table:table-cell office:value-type="float" office:value="95.0">
            <text:p>95.0</text:p>
          </table:table-cell>
          <table:table-cell office:value-type="string" office:value="B. confervoides, E. nigrum">
            <text:p>B. confervoides, E. nigr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49">
            <text:p>9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Ua-14844">
            <text:p>Ua-14844</text:p>
          </table:table-cell>
          <table:table-cell office:value-type="float" office:value="59.98116666666667">
            <text:p>59.98116666666667</text:p>
          </table:table-cell>
          <table:table-cell office:value-type="float" office:value="-45.17933333333333">
            <text:p>-45.17933333333333</text:p>
          </table:table-cell>
          <table:table-cell office:value-type="float" office:value="11665.0">
            <text:p>11665.0</text:p>
          </table:table-cell>
          <table:table-cell office:value-type="float" office:value="125.0">
            <text:p>125.0</text:p>
          </table:table-cell>
          <table:table-cell office:value-type="string" office:value="Bryum sp.">
            <text:p>Bryum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49">
            <text:p>31.4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Etal2002,LongEtal2011">
            <text:p>BennikeEtal2002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Poz-7172">
            <text:p>Poz-7172</text:p>
          </table:table-cell>
          <table:table-cell office:value-type="float" office:value="60.1321">
            <text:p>60.1321</text:p>
          </table:table-cell>
          <table:table-cell office:value-type="float" office:value="-45.0513">
            <text:p>-45.0513</text:p>
          </table:table-cell>
          <table:table-cell office:value-type="float" office:value="1550.0">
            <text:p>1550.0</text:p>
          </table:table-cell>
          <table:table-cell office:value-type="float" office:value="30.0">
            <text:p>3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226">
            <text:p>LuA-5226</text:p>
          </table:table-cell>
          <table:table-cell office:value-type="float" office:value="60.1278">
            <text:p>60.1278</text:p>
          </table:table-cell>
          <table:table-cell office:value-type="float" office:value="-45.0621">
            <text:p>-45.0621</text:p>
          </table:table-cell>
          <table:table-cell office:value-type="float" office:value="9110.0">
            <text:p>9110.0</text:p>
          </table:table-cell>
          <table:table-cell office:value-type="float" office:value="110.0">
            <text:p>11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227">
            <text:p>LuA-5227</text:p>
          </table:table-cell>
          <table:table-cell office:value-type="float" office:value="60.1278">
            <text:p>60.1278</text:p>
          </table:table-cell>
          <table:table-cell office:value-type="float" office:value="-45.0621">
            <text:p>-45.0621</text:p>
          </table:table-cell>
          <table:table-cell office:value-type="float" office:value="9130.0">
            <text:p>9130.0</text:p>
          </table:table-cell>
          <table:table-cell office:value-type="float" office:value="105.0">
            <text:p>105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311">
            <text:p>LuA-5311</text:p>
          </table:table-cell>
          <table:table-cell office:value-type="float" office:value="60.0408">
            <text:p>60.0408</text:p>
          </table:table-cell>
          <table:table-cell office:value-type="float" office:value="-44.9033">
            <text:p>-44.9033</text:p>
          </table:table-cell>
          <table:table-cell office:value-type="float" office:value="8350.0">
            <text:p>8350.0</text:p>
          </table:table-cell>
          <table:table-cell office:value-type="float" office:value="80.0">
            <text:p>80.0</text:p>
          </table:table-cell>
          <table:table-cell office:value-type="string" office:value="Empetrum and Hippuris vulgaris                                                      ">
            <text:p>Empetrum and Hippuris vulgaris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Poz-7173">
            <text:p>Poz-7173</text:p>
          </table:table-cell>
          <table:table-cell office:value-type="float" office:value="60.1321">
            <text:p>60.1321</text:p>
          </table:table-cell>
          <table:table-cell office:value-type="float" office:value="-45.0513">
            <text:p>-45.0513</text:p>
          </table:table-cell>
          <table:table-cell office:value-type="float" office:value="2810.0">
            <text:p>2810.0</text:p>
          </table:table-cell>
          <table:table-cell office:value-type="float" office:value="30.0">
            <text:p>30.0</text:p>
          </table:table-cell>
          <table:table-cell office:value-type="string" office:value="Gyttja                                                                              ">
            <text:p>Gyttja                                                                             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parrenbomEtal2006b,LongEtal2011">
            <text:p>SparrenbomEtal2006b,LongEtal2011</text:p>
          </table:table-cell>
        </table:table-row>
        <table:table-row>
          <table:table-cell office:value-type="string" office:value="Nanortalik">
            <text:p>Nanortalik</text:p>
          </table:table-cell>
          <table:table-cell office:value-type="string" office:value="radiocarbon">
            <text:p>radiocarbon</text:p>
          </table:table-cell>
          <table:table-cell office:value-type="string" office:value="LuA-5849">
            <text:p>LuA-5849</text:p>
          </table:table-cell>
          <table:table-cell office:value-type="float" office:value="60.03">
            <text:p>60.03</text:p>
          </table:table-cell>
          <table:table-cell office:value-type="float" office:value="-44.9303">
            <text:p>-44.9303</text:p>
          </table:table-cell>
          <table:table-cell office:value-type="float" office:value="2395.0">
            <text:p>2395.0</text:p>
          </table:table-cell>
          <table:table-cell office:value-type="float" office:value="85.0">
            <text:p>85.0</text:p>
          </table:table-cell>
          <table:table-cell office:value-type="string" office:value="Bryopsida indet., Nitella, Empetrum, Isoetes, Daphnia, Juniperus, Chironomidae adult">
            <text:p>Bryopsida indet., Nitella, Empetrum, Isoetes, Daphnia, Juniperus, Chironomidae adu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 office:value="SparrenbomEtal2006b,LongEtal2011">
            <text:p>SparrenbomEtal2006b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